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8.132cm" fo:min-width="2.78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93cm" fo:min-width="1.143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87cm" fo:min-width="0.736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87cm" fo:min-width="0.737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93cm" fo:min-width="1.142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161cm" fo:min-width="18.357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55cm" fo:min-width="3.128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57cm" fo:min-width="18.362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028cm" fo:min-width="0.82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027cm" fo:min-width="0.824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64cm" fo:min-width="1.667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065cm" fo:min-width="18.357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56cm" fo:min-width="0.75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61cm" fo:min-width="0.116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059cm" fo:min-width="0.446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06cm" fo:min-width="0.446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457cm" fo:min-width="0.642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161cm" fo:min-width="3.167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16cm" fo:min-width="1.418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1cm" fo:min-width="1.602cm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161cm" fo:min-width="11.753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176cm" fo:min-width="0.927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176cm" fo:min-width="0.925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176cm" fo:min-width="0.926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071cm" fo:min-width="0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072cm" fo:min-width="0cm" style:writing-mode="lr-tb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514cm" fo:min-width="5.087cm" style:writing-mode="lr-tb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.824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457cm" fo:min-width="0.756cm" style:writing-mode="lr-tb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225cm" fo:min-width="0.736cm" style:writing-mode="lr-tb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cm" fo:min-width="0.307cm" style:writing-mode="lr-tb" loext:decorative="false"/>
      <style:paragraph-properties style:writing-mode="lr-tb"/>
    </style:style>
    <style:style style:name="gr32" style:family="graphic" style:parent-style-name="standard">
      <style:graphic-properties draw:textarea-vertical-align="middle" loext:decorative="false"/>
    </style:style>
    <style:style style:name="gr33" style:family="graphic" style:parent-style-name="standard">
      <style:graphic-properties draw:stroke="none" draw:textarea-horizontal-align="justify" draw:textarea-vertical-align="middle" draw:auto-grow-height="false" fo:min-height="0.009cm" fo:min-width="0cm" loext:decorative="false"/>
    </style:style>
    <style:style style:name="gr34" style:family="graphic" style:parent-style-name="standard">
      <style:graphic-properties draw:stroke="none" draw:textarea-horizontal-align="justify" draw:textarea-vertical-align="middle" draw:auto-grow-height="false" fo:min-height="0cm" fo:min-width="0cm" loext:decorative="false"/>
    </style:style>
    <style:style style:name="gr35" style:family="graphic" style:parent-style-name="standard">
      <style:graphic-properties draw:textarea-horizontal-align="justify" draw:textarea-vertical-align="middle" draw:auto-grow-height="false" fo:min-height="0.071cm" fo:min-width="0.091cm" style:writing-mode="lr-tb" loext:decorative="false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16cm" fo:min-width="1.93cm" loext:decorative="false"/>
    </style:style>
    <style:style style:name="gr37" style:family="graphic">
      <style:graphic-properties style:protect="size" loext:decorative="false"/>
    </style:style>
    <style:style style:name="gr38" style:family="graphic" style:parent-style-name="standard">
      <style:graphic-properties draw:stroke="none" draw:marker-start="" draw:fill="none" draw:fill-color="#729fcf" draw:textarea-horizontal-align="justify" draw:textarea-vertical-align="middle" draw:auto-grow-height="false" fo:min-height="0.647cm" fo:min-width="13.136cm" style:writing-mode="lr-tb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647cm" fo:min-width="6.318cm" style:writing-mode="lr-tb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647cm" fo:min-width="1.505cm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647cm" fo:min-width="13.136cm" style:writing-mode="lr-tb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647cm" fo:min-width="2.418cm" style:writing-mode="lr-tb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647cm" fo:min-width="4.313cm" style:writing-mode="lr-tb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648cm" fo:min-width="6.296cm" style:writing-mode="lr-tb" loext:decorative="false"/>
      <style:paragraph-properties style:writing-mode="lr-tb"/>
    </style:style>
    <style:style style:name="gr45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6" style:family="graphic" style:parent-style-name="standard">
      <style:graphic-properties draw:fill-color="#5eb91e" draw:textarea-horizontal-align="justify" draw:textarea-vertical-align="middle" draw:auto-grow-height="false" fo:min-height="0cm" fo:min-width="0.397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stroke="dash" draw:stroke-dash="Long_20_Dot" draw:marker-end="Arrow" draw:marker-end-width="0.3cm" draw:fill="none" draw:textarea-vertical-align="middle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3.887cm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648cm" fo:min-width="0.419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textarea-horizontal-align="justify" draw:textarea-vertical-align="middle" draw:auto-grow-height="false" fo:min-height="0.647cm" fo:min-width="13.136cm" style:writing-mode="lr-tb" loext:decorative="false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647cm" fo:min-width="0cm" style:writing-mode="lr-tb" loext:decorative="false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648cm" fo:min-width="0cm" style:writing-mode="lr-tb" loext:decorative="false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0.648cm" fo:min-width="11.26cm" style:writing-mode="lr-tb" loext:decorative="false"/>
      <style:paragraph-properties style:writing-mode="lr-tb"/>
    </style:style>
    <style:style style:name="gr54" style:family="graphic" style:parent-style-name="objectwithoutfill">
      <style:graphic-properties draw:marker-end="Rounded_20_short_20_Arrow" draw:marker-end-width="0.3cm" draw:fill="none" draw:textarea-vertical-align="middle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3cm" fo:min-width="1.729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6cm" fo:min-width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6cm" fo:min-width="3.17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9" style:family="paragraph"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/>
      <style:text-properties fo:font-size="7pt" style:font-size-asian="7pt" style:font-size-complex="7pt"/>
    </style:style>
    <style:style style:name="P11" style:family="paragraph">
      <style:paragraph-properties fo:text-align="center" style:writing-mode="lr-tb"/>
      <style:text-properties fo:font-size="7pt" style:font-size-asian="7pt" style:font-size-complex="7pt"/>
    </style:style>
    <style:style style:name="P12" style:family="paragraph">
      <style:paragraph-properties fo:text-align="center"/>
      <style:text-properties fo:font-size="9pt" style:font-size-asian="9pt" style:font-size-complex="9pt"/>
    </style:style>
    <style:style style:name="P13" style:family="paragraph">
      <style:paragraph-properties fo:text-align="center" style:writing-mode="lr-tb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-color="#ffffff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paragraph-properties fo:text-align="center"/>
      <style:text-properties fo:font-size="22pt" style:font-size-asian="22pt" style:font-size-complex="22pt"/>
    </style:style>
    <style:style style:name="P21" style:family="paragraph">
      <loext:graphic-properties draw:fill="none" draw:fill-color="#729fcf"/>
      <style:paragraph-properties fo:text-align="center" style:writing-mode="lr-tb"/>
      <style:text-properties fo:font-size="22pt" style:font-size-asian="22pt" style:font-size-complex="22pt"/>
    </style:style>
    <style:style style:name="P22" style:family="paragraph">
      <style:paragraph-properties fo:text-align="center" style:writing-mode="lr-tb"/>
      <style:text-properties fo:font-size="22pt" style:font-size-asian="22pt" style:font-size-complex="22pt"/>
    </style:style>
    <style:style style:name="P23" style:family="paragraph">
      <style:paragraph-properties fo:text-align="center"/>
      <style:text-properties fo:font-size="13pt" style:font-size-asian="13pt" style:font-size-complex="13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22pt" style:font-size-complex="22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26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7" style:family="paragraph">
      <loext:graphic-properties draw:fill-color="#5eb91e"/>
      <style:paragraph-properties fo:text-align="center" style:writing-mode="lr-tb"/>
      <style:text-properties fo:font-size="13pt" style:font-size-asian="13pt" style:font-size-complex="13pt"/>
    </style:style>
    <style:style style:name="P28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29" style:family="paragraph">
      <loext:graphic-properties draw:fill-color="#5eb91e"/>
      <style:paragraph-properties fo:text-align="center" style:writing-mode="lr-tb"/>
      <style:text-properties fo:font-size="8pt" style:font-size-asian="8pt" style:font-size-complex="8pt"/>
    </style:style>
    <style:style style:name="P30" style:family="paragraph">
      <loext:graphic-properties draw:fill="none" draw:fill-color="#ffffff"/>
      <style:text-properties fo:font-size="12pt" style:font-size-asian="12pt" style:font-size-complex="12pt"/>
    </style:style>
    <style:style style:name="P31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4.90000009536743pt" style:font-size-asian="4.90000009536743pt" style:font-size-complex="4.90000009536743pt"/>
    </style:style>
    <style:style style:name="T9" style:family="text">
      <style:text-properties fo:font-size="5.40000009536743pt" style:font-size-asian="5.40000009536743pt" style:font-size-complex="5.40000009536743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style:font-name="Liberation Sans" fo:font-size="10.5pt" style:letter-kerning="true" style:font-name-asian="Microsoft YaHei" style:font-size-asian="10.5pt" style:font-name-complex="Mangal" style:font-size-complex="10.5pt"/>
    </style:style>
    <style:style style:name="T12" style:family="text">
      <style:text-properties style:font-name="Liberation Sans" fo:font-size="8pt" style:letter-kerning="true" style:font-name-asian="Microsoft YaHei" style:font-size-asian="8pt" style:font-name-complex="Mangal" style:font-size-complex="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3.59999990463257pt" style:font-size-asian="3.59999990463257pt" style:font-size-complex="3.5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ystem Architecture</text:p>
          </draw:text-box>
        </draw:frame>
        <draw:custom-shape draw:style-name="gr1" draw:text-style-name="P2" draw:layer="layout" svg:width="3.285cm" svg:height="8.382cm" svg:x="4.528cm" svg:y="4.572cm">
          <text:p text:style-name="P1">FPG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43cm" svg:height="1.643cm" svg:x="9.867cm" svg:y="5.804cm">
          <text:p text:style-name="P1"><text:span text:style-name="T1">6581</text:span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43cm" svg:height="1.643cm" svg:x="11.92cm" svg:y="5.804cm">
          <text:p text:style-name="P1"><text:span text:style-name="T1">FR</text:span><text:span text:style-name="T1">AM</text:span></text:p>
          <text:p text:style-name="P1"><text:span text:style-name="T1">51</text:span><text:span text:style-name="T1">2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36cm" svg:height="1.237cm" svg:x="16cm" svg:y="6.134cm">
          <text:p text:style-name="P1"><text:span text:style-name="T2">VI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37cm" svg:height="1.237cm" svg:x="17.545cm" svg:y="6.134cm">
          <text:p text:style-name="P1"><text:span text:style-name="T2">PIA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36cm" svg:height="1.237cm" svg:x="19.066cm" svg:y="6.134cm">
          <text:p text:style-name="P1"><text:span text:style-name="T2">PIA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642cm" svg:height="1.643cm" svg:x="0.833cm" svg:y="5.804cm">
          <text:p text:style-name="P1"><text:span text:style-name="T1">VRAM</text:span></text:p>
          <text:p text:style-name="P1"><text:span text:style-name="T1">512k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8.857cm" svg:height="0.411cm" svg:x="7.813cm" svg:y="4.777cm">
          <text:p text:style-name="P5"><text:span text:style-name="T3">D0-7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628cm" svg:height="0.705cm" svg:x="0.9cm" svg:y="8.589cm">
          <text:p text:style-name="P7"><text:span text:style-name="T4">RAMA0-18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8.862cm" svg:height="0.707cm" svg:x="7.808cm" svg:y="8.678cm">
          <text:p text:style-name="P7"><text:span text:style-name="T4">A0-15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325cm" svg:height="0.278cm" draw:transform="skewX (-0.00366519142918809) rotate (1.57166899142089) translate (16.514cm 8.679cm)">
          <text:p text:style-name="P7"><text:span text:style-name="T5">A0-3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325cm" svg:height="0.278cm" draw:transform="skewX (-0.00366519142918809) rotate (1.57236712312169) translate (18.096cm 8.679cm)">
          <text:p text:style-name="P7"><text:span text:style-name="T5">A0-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324cm" svg:height="0.277cm" draw:transform="skewX (-0.00366519142918809) rotate (1.57236712312169) translate (19.556cm 8.678cm)">
          <text:p text:style-name="P7"><text:span text:style-name="T5">A0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167cm" svg:height="0.314cm" draw:transform="skewX (0.00314159265358979) rotate (1.57271618897209) translate (12.195cm 9.59cm)">
          <text:p text:style-name="P10"><text:span text:style-name="T6">FA15-18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8.857cm" svg:height="0.315cm" svg:x="7.813cm" svg:y="9.591cm">
          <text:p text:style-name="P10"><text:span text:style-name="T6">FA15-19 <text:s text:c="24"/>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8" draw:layer="layout" svg:width="1.255cm" svg:height="0.706cm" draw:transform="skewX (0.00139626340159546) rotate (1.57166899142089) translate (10.347cm 8.678cm)">
          <text:p text:style-name="P7"><text:span text:style-name="T4">A0-15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16cm" svg:height="0.411cm" draw:transform="rotate (1.5707963267949) translate (10.518cm 5.804cm)">
          <text:p text:style-name="P12"><text:span text:style-name="T7">D0-7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16cm" svg:height="0.411cm" draw:transform="rotate (1.5707963267949) translate (12.539cm 5.804cm)">
          <text:p text:style-name="P12"><text:span text:style-name="T7">D0-7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946cm" svg:height="0.309cm" draw:transform="rotate (1.5707963267949) translate (16.46cm 6.134cm)">
          <text:p text:style-name="P12"><text:span text:style-name="T7">D0-7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946cm" svg:height="0.31cm" draw:transform="rotate (1.5707963267949) translate (18.041cm 6.134cm)">
          <text:p text:style-name="P12"><text:span text:style-name="T7">D0-7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946cm" svg:height="0.309cm" draw:transform="rotate (1.5707963267949) translate (19.502cm 6.134cm)">
          <text:p text:style-name="P12"><text:span text:style-name="T7">D0-7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142cm" svg:height="0.707cm" draw:transform="skewX (-0.00558505360638185) rotate (1.56468767441292) translate (1.301cm 8.589cm)">
          <text:p text:style-name="P7"><text:span text:style-name="T4">RAM</text:span><text:span text:style-name="T4"><text:line-break/></text:span><text:span text:style-name="T4">A0-18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667cm" svg:height="0.411cm" svg:x="0.861cm" svg:y="4.777cm">
          <text:p text:style-name="P5"><text:span text:style-name="T3">RAMD0-7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16cm" svg:height="0.411cm" draw:transform="rotate (1.5707963267949) translate (1.383cm 5.804cm)">
          <text:p text:style-name="P12"><text:span text:style-name="T7">D0-7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19cm" svg:height="0.82cm" svg:x="2.408cm" svg:y="10.57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4" draw:layer="layout" svg:width="2.102cm" svg:height="2.211cm" svg:x="0.791cm" svg:y="10.037cm">
          <draw:text-box>
            <text:p text:style-name="P1"><text:span text:style-name="T1">VG</text:span><text:span text:style-name="T1">A</text:span></text:p>
            <text:p text:style-name="P1"><text:span text:style-name="T1">Vid</text:span><text:span text:style-name="T1">eo</text:span></text:p>
            <text:p text:style-name="P1"><text:span text:style-name="T1">out</text:span><text:span text:style-name="T1">put</text:span></text:p>
          </draw:text-box>
        </draw:frame>
        <draw:custom-shape draw:style-name="gr21" draw:text-style-name="P6" draw:layer="layout" svg:width="12.253cm" svg:height="0.411cm" svg:x="7.813cm" svg:y="10.847cm">
          <text:p text:style-name="P5"><text:span text:style-name="T3">SPI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427cm" svg:height="1.426cm" svg:x="9.729cm" svg:y="11.748cm">
          <text:p text:style-name="P15"><text:span text:style-name="T7">Flash</text:span><text:span text:style-name="T7"><text:line-break/></text:span><text:span text:style-name="T7">Boot</text:span><text:span text:style-name="T7"><text:line-break/></text:span><text:span text:style-name="T7">ROM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.425cm" svg:height="1.426cm" svg:x="11.485cm" svg:y="11.748cm">
          <text:p text:style-name="P15"><text:span text:style-name="T7">USB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.426cm" svg:height="1.426cm" svg:x="13.239cm" svg:y="11.748cm">
          <text:p text:style-name="P15"><text:span text:style-name="T7">Ethernet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.426cm" svg:height="1.426cm" svg:x="14.924cm" svg:y="11.748cm">
          <text:p text:style-name="P15"><text:span text:style-name="T7">RTC / </text:span><text:span text:style-name="T7"><text:line-break/></text:span><text:span text:style-name="T7">NVRAM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.426cm" svg:height="1.426cm" svg:x="16.608cm" svg:y="11.748cm">
          <text:p text:style-name="P15"><text:span text:style-name="T7">SD-</text:span><text:span text:style-name="T7"><text:line-break/></text:span><text:span text:style-name="T7">Card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486cm" svg:height="0.321cm" draw:transform="rotate (1.57289072189729) translate (10.266cm 11.745cm)">
          <text:p text:style-name="P7"><text:span text:style-name="T8">SPI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486cm" svg:height="0.321cm" draw:transform="skewX (-0.00314159265358979) rotate (1.5707963267949) translate (12.019cm 11.745cm)">
          <text:p text:style-name="P7"><text:span text:style-name="T8">SPI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486cm" svg:height="0.321cm" draw:transform="skewX (-0.00314159265358979) rotate (1.5707963267949) translate (13.773cm 11.745cm)">
          <text:p text:style-name="P7"><text:span text:style-name="T8">SPI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486cm" svg:height="0.321cm" draw:transform="rotate (1.57289072189729) translate (15.457cm 11.745cm)">
          <text:p text:style-name="P7"><text:span text:style-name="T8">SPI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486cm" svg:height="0.322cm" draw:transform="skewX (-0.00314159265358979) rotate (1.5707963267949) translate (17.141cm 11.745cm)">
          <text:p text:style-name="P7"><text:span text:style-name="T8">SPI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5.587cm" svg:height="0.764cm" draw:transform="skewX (-0.00261799387799149) rotate (1.57149445849569) translate (14.48cm 10.161cm)">
          <text:p text:style-name="P7"><text:span text:style-name="T4">CS/A Bus 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36cm" svg:height="1.237cm" svg:x="20.59cm" svg:y="6.134cm">
          <text:p text:style-name="P1"><text:span text:style-name="T2">VIA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36cm" svg:height="1.237cm" svg:x="22.035cm" svg:y="6.134cm">
          <text:p text:style-name="P1"><text:span text:style-name="T2">SID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36cm" svg:height="1.237cm" svg:x="23.656cm" svg:y="6.134cm">
          <text:p text:style-name="P1"><text:span text:style-name="T2">DUART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.324cm" svg:height="0.234cm" draw:transform="skewX (-0.00349065850398866) rotate (1.5707963267949) translate (21.102cm 8.678cm)">
          <text:p text:style-name="P7"><text:span text:style-name="T5">A0-3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324cm" svg:height="0.277cm" draw:transform="rotate (1.57323978774769) translate (22.685cm 8.678cm)">
          <text:p text:style-name="P7"><text:span text:style-name="T5">A0-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.324cm" svg:height="0.24cm" draw:transform="skewX (-0.00366519142918809) rotate (1.57166899142089) translate (24.144cm 8.678cm)">
          <text:p text:style-name="P7"><text:span text:style-name="T5">A0-2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946cm" svg:height="0.309cm" draw:transform="rotate (1.5707963267949) translate (21.05cm 6.134cm)">
          <text:p text:style-name="P12"><text:span text:style-name="T7">D0-7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946cm" svg:height="0.309cm" draw:transform="rotate (1.5707963267949) translate (22.631cm 6.134cm)">
          <text:p text:style-name="P12"><text:span text:style-name="T7">D0-7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946cm" svg:height="0.309cm" draw:transform="rotate (1.5707963267949) translate (24.091cm 6.134cm)">
          <text:p text:style-name="P12"><text:span text:style-name="T7">D0-7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1.256cm" svg:height="0.707cm" draw:transform="rotate (1.57236712312169) translate (12.691cm 8.679cm)">
          <text:p text:style-name="P7"><text:span text:style-name="T4">A0-1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36cm" svg:height="1.237cm" svg:x="25.146cm" svg:y="6.129cm">
          <text:p text:style-name="P1"><text:span text:style-name="T2">I2C</text:span></text:p>
          <text:p text:style-name="P1"><text:span text:style-name="T2">Ctrl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325cm" svg:height="0.278cm" draw:transform="skewX (-0.00366519142918809) rotate (1.57236712312169) translate (25.63cm 8.692cm)">
          <text:p text:style-name="P7"><text:span text:style-name="T5">A0-1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946cm" svg:height="0.309cm" draw:transform="rotate (1.5707963267949) translate (25.599cm 6.134cm)">
          <text:p text:style-name="P12"><text:span text:style-name="T7">D0-7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5.587cm" svg:height="0.764cm" draw:transform="skewX (-0.00261799387799149) rotate (1.57149445849569) translate (26.668cm 10.16cm)">
          <text:p text:style-name="P7"><text:span text:style-name="T4">Connectors (2x)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2" draw:id="id2" draw:layer="layout" svg:width="1.236cm" svg:height="0.475cm" svg:x="23.91cm" svg:y="10.193cm">
          <text:p text:style-name="P1"><text:span text:style-name="T2">Select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0.807cm" svg:height="0.24cm" draw:transform="skewX (-0.00366519142918809) rotate (1.57166899142089) translate (24.385cm 10.193cm)">
          <text:p text:style-name="P7"><text:span text:style-name="T9">A2-11</text:span></text:p>
          <draw:enhanced-geometry svg:viewBox="0 0 21600 21600" draw:type="rectangle" draw:enhanced-path="M 0 0 L 21600 0 21600 21600 0 21600 0 0 Z N"/>
        </draw:custom-shape>
        <draw:connector draw:style-name="gr32" draw:text-style-name="P1" draw:layer="layout" svg:x1="17.127cm" svg:y1="7.371cm" svg:x2="23.91cm" svg:y2="10.43cm" draw:start-shape="id1" draw:start-glue-point="2" draw:end-shape="id2" draw:end-glue-point="3" svg:d="M17127 7371v3059h6783" svg:viewBox="0 0 6784 3060">
          <text:p/>
        </draw:connector>
        <draw:custom-shape draw:style-name="gr33" draw:text-style-name="P1" xml:id="id1" draw:id="id1" draw:layer="layout" svg:width="0.218cm" svg:height="0.259cm" svg:x="17.018cm" svg:y="7.11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xml:id="id3" draw:id="id3" draw:layer="layout" svg:width="0.218cm" svg:height="0.259cm" svg:x="18.518cm" svg:y="7.11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xml:id="id4" draw:id="id4" draw:layer="layout" svg:width="0.218cm" svg:height="0.259cm" svg:x="20.018cm" svg:y="7.11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xml:id="id5" draw:id="id5" draw:layer="layout" svg:width="0.218cm" svg:height="0.259cm" svg:x="21.618cm" svg:y="7.112cm">
          <text:p/>
          <draw:enhanced-geometry svg:viewBox="0 0 21600 21600" draw:type="rectangle" draw:enhanced-path="M 0 0 L 21600 0 21600 21600 0 21600 0 0 Z N"/>
        </draw:custom-shape>
        <draw:connector draw:style-name="gr32" draw:text-style-name="P1" draw:layer="layout" svg:x1="18.627cm" svg:y1="7.371cm" svg:x2="23.91cm" svg:y2="10.43cm" draw:start-shape="id3" draw:start-glue-point="2" draw:end-shape="id2" draw:end-glue-point="3" svg:d="M18627 7371v3059h5283" svg:viewBox="0 0 5284 3060">
          <text:p/>
        </draw:connector>
        <draw:connector draw:style-name="gr32" draw:text-style-name="P1" draw:layer="layout" svg:x1="20.127cm" svg:y1="7.371cm" svg:x2="23.91cm" svg:y2="10.43cm" draw:start-shape="id4" draw:start-glue-point="2" draw:end-shape="id2" draw:end-glue-point="3" svg:d="M20127 7371v3059h3783" svg:viewBox="0 0 3784 3060">
          <text:p/>
        </draw:connector>
        <draw:connector draw:style-name="gr32" draw:text-style-name="P1" draw:layer="layout" svg:x1="21.727cm" svg:y1="7.371cm" svg:x2="23.91cm" svg:y2="10.43cm" draw:start-shape="id5" draw:start-glue-point="2" draw:end-shape="id2" draw:end-glue-point="3" svg:d="M21727 7371v3059h2183" svg:viewBox="0 0 2184 3060">
          <text:p/>
        </draw:connector>
        <draw:custom-shape draw:style-name="gr33" draw:text-style-name="P1" xml:id="id6" draw:id="id6" draw:layer="layout" svg:width="0.218cm" svg:height="0.259cm" svg:x="23.018cm" svg:y="7.112cm">
          <text:p/>
          <draw:enhanced-geometry svg:viewBox="0 0 21600 21600" draw:type="rectangle" draw:enhanced-path="M 0 0 L 21600 0 21600 21600 0 21600 0 0 Z N"/>
        </draw:custom-shape>
        <draw:connector draw:style-name="gr32" draw:text-style-name="P1" draw:layer="layout" svg:x1="23.127cm" svg:y1="7.371cm" svg:x2="23.91cm" svg:y2="10.43cm" draw:start-shape="id6" draw:start-glue-point="2" draw:end-shape="id2" draw:end-glue-point="3" svg:d="M23127 7371v3059h783" svg:viewBox="0 0 784 3060">
          <text:p/>
        </draw:connector>
        <draw:custom-shape draw:style-name="gr3" draw:text-style-name="P4" draw:layer="layout" svg:width="1.236cm" svg:height="1.237cm" svg:x="22.232cm" svg:y="6.383cm">
          <text:p text:style-name="P1"><text:span text:style-name="T2">SID2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xml:id="id7" draw:id="id7" draw:layer="layout" svg:width="0.218cm" svg:height="0.208cm" svg:x="23.218cm" svg:y="7.412cm">
          <text:p/>
          <draw:enhanced-geometry svg:viewBox="0 0 21600 21600" draw:type="rectangle" draw:enhanced-path="M 0 0 L 21600 0 21600 21600 0 21600 0 0 Z N"/>
        </draw:custom-shape>
        <draw:connector draw:style-name="gr32" draw:text-style-name="P1" draw:layer="layout" svg:x1="23.327cm" svg:y1="7.62cm" svg:x2="23.91cm" svg:y2="10.43cm" draw:start-shape="id7" draw:start-glue-point="2" draw:end-shape="id2" draw:end-glue-point="3" svg:d="M23327 7620v2810h583" svg:viewBox="0 0 584 2811">
          <text:p/>
        </draw:connector>
        <draw:custom-shape draw:style-name="gr33" draw:text-style-name="P1" xml:id="id8" draw:id="id8" draw:layer="layout" svg:width="0.218cm" svg:height="0.259cm" svg:x="24.618cm" svg:y="7.112cm">
          <text:p/>
          <draw:enhanced-geometry svg:viewBox="0 0 21600 21600" draw:type="rectangle" draw:enhanced-path="M 0 0 L 21600 0 21600 21600 0 21600 0 0 Z N"/>
        </draw:custom-shape>
        <draw:connector draw:style-name="gr32" draw:text-style-name="P1" draw:layer="layout" draw:line-skew="-0.526cm 0.171cm" svg:x1="24.727cm" svg:y1="7.371cm" svg:x2="23.91cm" svg:y2="10.43cm" draw:start-shape="id8" draw:start-glue-point="2" draw:end-shape="id2" draw:end-glue-point="3" svg:d="M24727 7371v884h-1147v2175h330" svg:viewBox="0 0 1148 3060">
          <text:p/>
        </draw:connector>
        <draw:custom-shape draw:style-name="gr33" draw:text-style-name="P1" xml:id="id9" draw:id="id9" draw:layer="layout" svg:width="0.218cm" svg:height="0.259cm" svg:x="26.118cm" svg:y="7.112cm">
          <text:p/>
          <draw:enhanced-geometry svg:viewBox="0 0 21600 21600" draw:type="rectangle" draw:enhanced-path="M 0 0 L 21600 0 21600 21600 0 21600 0 0 Z N"/>
        </draw:custom-shape>
        <draw:connector draw:style-name="gr32" draw:text-style-name="P1" draw:layer="layout" draw:line-skew="-0.441cm 0.33cm" svg:x1="26.227cm" svg:y1="7.371cm" svg:x2="23.91cm" svg:y2="10.43cm" draw:start-shape="id9" draw:start-glue-point="2" draw:end-shape="id2" draw:end-glue-point="3" svg:d="M26227 7371v969h-2488v2090h171" svg:viewBox="0 0 2489 3060">
          <text:p/>
        </draw:connector>
        <draw:custom-shape draw:style-name="gr24" draw:text-style-name="P17" draw:layer="layout" svg:width="1.426cm" svg:height="1.426cm" svg:x="18.46cm" svg:y="11.748cm">
          <text:p text:style-name="P15"><text:span text:style-name="T7">UEXT /</text:span></text:p>
          <text:p text:style-name="P15"><text:span text:style-name="T7">SPI-10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486cm" svg:height="0.322cm" draw:transform="skewX (-0.00314159265358979) rotate (1.5707963267949) translate (19.041cm 11.745cm)">
          <text:p text:style-name="P7"><text:span text:style-name="T8">SPI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.427cm" svg:height="1.426cm" svg:x="5.303cm" svg:y="13.528cm">
          <text:p text:style-name="P15"><text:span text:style-name="T7">DAC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591cm" svg:height="0.321cm" draw:transform="rotate (1.57289072189729) translate (5.866cm 13.545cm)">
          <text:p text:style-name="P7"><text:span text:style-name="T8">SPI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.776cm" svg:height="0.82cm" svg:x="2.527cm" svg:y="13.814cm">
          <text:p/>
          <draw:enhanced-geometry svg:viewBox="0 0 21600 21600" draw:text-areas="?f7 ?f0 21600 ?f2" draw:type="left-arrow" draw:modifiers="4628.01584443644 7235.079171741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4" draw:layer="layout" svg:width="2.428cm" svg:height="2.211cm" svg:x="0.451cm" svg:y="13.213cm">
          <draw:text-box>
            <text:p text:style-name="P1"><text:span text:style-name="T1">DAC</text:span></text:p>
            <text:p text:style-name="P1"><text:span text:style-name="T1">Audio</text:span></text:p>
            <text:p text:style-name="P1"><text:span text:style-name="T1">(to mixer)</text:span></text:p>
          </draw:text-box>
        </draw:frame>
        <presentation:notes draw:style-name="dp2">
          <draw:page-thumbnail draw:style-name="gr37" draw:layer="layout" svg:width="18.624cm" svg:height="10.476cm" svg:x="1.482cm" svg:y="2.123cm" draw:page-number="1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><text:span text:style-name="T10">M</text:span><text:span text:style-name="T10">e</text:span><text:span text:style-name="T10">m</text:span><text:span text:style-name="T10">o</text:span><text:span text:style-name="T10">r</text:span><text:span text:style-name="T10">y </text:span><text:span text:style-name="T10">M</text:span><text:span text:style-name="T10">a</text:span><text:span text:style-name="T10">p </text:span><text:span text:style-name="T10">(</text:span><text:span text:style-name="T10">b</text:span><text:span text:style-name="T10">o</text:span><text:span text:style-name="T10">o</text:span><text:span text:style-name="T10">t</text:span><text:span text:style-name="T10">)</text:span></text:p>
          </draw:text-box>
        </draw:frame>
        <draw:custom-shape draw:style-name="gr38" draw:text-style-name="P21" draw:layer="layout" svg:width="13.636cm" svg:height="0.897cm" svg:x="7.13cm" svg:y="11.131cm">
          <text:p text:style-name="P20"><text:span text:style-name="T3">Physical address spac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6.818cm" svg:height="0.897cm" svg:x="7.13cm" svg:y="10.251cm">
          <text:p text:style-name="P20"><text:span text:style-name="T3">512k FRAM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6.818cm" svg:height="0.897cm" svg:x="13.92cm" svg:y="10.251cm">
          <text:p text:style-name="P20"><text:span text:style-name="T3">512k VRAM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2.005cm" svg:height="0.897cm" svg:x="13.948cm" svg:y="9.354cm">
          <text:p text:style-name="P23"><text:span text:style-name="T6">64k video </text:span><text:span text:style-name="T6"><text:line-break/></text:span><text:span text:style-name="T6">bank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2.005cm" svg:height="0.897cm" svg:x="7.13cm" svg:y="9.354cm">
          <text:p text:style-name="P23"><text:span text:style-name="T6">64k </text:span><text:span text:style-name="T6"><text:line-break/></text:span><text:span text:style-name="T6">bank0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2.005cm" svg:height="0.897cm" svg:x="9.025cm" svg:y="9.354cm">
          <text:p text:style-name="P23"><text:span text:style-name="T6">64k 8296</text:span></text:p>
          <text:p text:style-name="P23"><text:span text:style-name="T6">Ext. bank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13.636cm" svg:height="0.897cm" svg:x="7.13cm" svg:y="4.418cm">
          <text:p text:style-name="P24"><text:span text:style-name="T11">CPU address space (lower 1M)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2.918cm" svg:height="0.897cm" svg:x="11.03cm" svg:y="9.354cm">
          <text:p text:style-name="P23"><text:span text:style-name="T6">Banks 2 … 7</text:span></text:p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4.813cm" svg:height="0.897cm" svg:x="15.953cm" svg:y="9.354cm">
          <text:p text:style-name="P23"><text:span text:style-name="T6">Banks 9 … 15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6.796cm" svg:height="0.898cm" svg:x="13.97cm" svg:y="5.315cm">
          <text:p text:style-name="P10"><text:span text:style-name="T6">Banks 8 … 15</text:span></text:p>
          <draw:enhanced-geometry svg:viewBox="0 0 21600 21600" draw:type="rectangle" draw:enhanced-path="M 0 0 L 21600 0 21600 21600 0 21600 0 0 Z N"/>
        </draw:custom-shape>
        <draw:line draw:style-name="gr45" draw:text-style-name="P26" draw:layer="layout" svg:x1="17.526cm" svg:y1="6.213cm" svg:x2="11.176cm" svg:y2="9.354cm">
          <text:p/>
        </draw:line>
        <draw:line draw:style-name="gr45" draw:text-style-name="P26" draw:layer="layout" svg:x1="10.668cm" svg:y1="6.213cm" svg:x2="17.272cm" svg:y2="9.354cm">
          <text:p/>
        </draw:line>
        <draw:custom-shape draw:style-name="gr44" draw:text-style-name="P11" draw:layer="layout" svg:width="6.796cm" svg:height="0.898cm" svg:x="7.17cm" svg:y="5.315cm">
          <text:p text:style-name="P10"><text:span text:style-name="T6">Banks 0 … 7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2.005cm" svg:height="0.897cm" svg:x="7.112cm" svg:y="5.334cm">
          <text:p text:style-name="P23"><text:span text:style-name="T6">64k </text:span><text:span text:style-name="T6"><text:line-break/></text:span><text:span text:style-name="T6">bank0</text:span></text:p>
          <draw:enhanced-geometry svg:viewBox="0 0 21600 21600" draw:type="rectangle" draw:enhanced-path="M 0 0 L 21600 0 21600 21600 0 21600 0 0 Z N"/>
        </draw:custom-shape>
        <draw:custom-shape draw:style-name="gr46" draw:text-style-name="P27" draw:layer="layout" svg:width="0.897cm" svg:height="0.227cm" draw:transform="rotate (1.5707963267949) translate (8.89cm 6.231cm)">
          <text:p text:style-name="P23"><text:span text:style-name="T6">ipl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0.897cm" svg:height="0.227cm" draw:transform="rotate (1.5707963267949) translate (15.748cm 10.251cm)">
          <text:p text:style-name="P28"><text:span text:style-name="T12">ipl</text:span></text:p>
          <draw:enhanced-geometry svg:viewBox="0 0 21600 21600" draw:type="rectangle" draw:enhanced-path="M 0 0 L 21600 0 21600 21600 0 21600 0 0 Z N"/>
        </draw:custom-shape>
        <draw:line draw:style-name="gr47" draw:text-style-name="P26" draw:layer="layout" svg:x1="8.89cm" svg:y1="6.231cm" svg:x2="15.748cm" svg:y2="9.354cm">
          <text:p/>
        </draw:line>
        <draw:frame draw:style-name="gr48" draw:text-style-name="P30" draw:layer="layout" svg:width="14.387cm" svg:height="1.199cm" svg:x="6.949cm" svg:y="12.446cm">
          <draw:text-box>
            <text:p><text:span text:style-name="T13">Th</text:span><text:span text:style-name="T13">e </text:span><text:span text:style-name="T13">CP</text:span><text:span text:style-name="T13">LD </text:span><text:span text:style-name="T13">can </text:span><text:span text:style-name="T13">onl</text:span><text:span text:style-name="T13">y </text:span><text:span text:style-name="T13">writ</text:span><text:span text:style-name="T13">e </text:span><text:span text:style-name="T13">(th</text:span><text:span text:style-name="T13">e </text:span><text:span text:style-name="T13">IPL </text:span><text:span text:style-name="T13">cod</text:span><text:span text:style-name="T13">e </text:span><text:span text:style-name="T13">fro</text:span><text:span text:style-name="T13">m </text:span><text:span text:style-name="T13">Fla</text:span><text:span text:style-name="T13">sh) </text:span><text:span text:style-name="T13">to </text:span><text:span text:style-name="T13">VR</text:span><text:span text:style-name="T13">AM</text:span><text:span text:style-name="T13">, so </text:span><text:span text:style-name="T13">the </text:span><text:span text:style-name="T13">initi</text:span><text:span text:style-name="T13">al</text:span></text:p>
            <text:p><text:span text:style-name="T13">Ma</text:span><text:span text:style-name="T13">ppi</text:span><text:span text:style-name="T13">ng </text:span><text:span text:style-name="T13">ma</text:span><text:span text:style-name="T13">ps </text:span><text:span text:style-name="T13">VR</text:span><text:span text:style-name="T13">AM </text:span><text:span text:style-name="T13">to </text:span><text:span text:style-name="T13">ban</text:span><text:span text:style-name="T13">ks </text:span><text:span text:style-name="T13">0-7 </text:span><text:span text:style-name="T13">of </text:span><text:span text:style-name="T13">the </text:span><text:span text:style-name="T13">CP</text:span><text:span text:style-name="T13">U</text:span></text:p>
          </draw:text-box>
        </draw:frame>
        <presentation:notes draw:style-name="dp2">
          <draw:page-thumbnail draw:style-name="gr37" draw:layer="layout" svg:width="18.624cm" svg:height="10.476cm" svg:x="1.482cm" svg:y="2.123cm" draw:page-number="2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><text:span text:style-name="T10">M</text:span><text:span text:style-name="T10">e</text:span><text:span text:style-name="T10">m</text:span><text:span text:style-name="T10">o</text:span><text:span text:style-name="T10">r</text:span><text:span text:style-name="T10">y </text:span><text:span text:style-name="T10">M</text:span><text:span text:style-name="T10">a</text:span><text:span text:style-name="T10">p</text:span></text:p>
          </draw:text-box>
        </draw:frame>
        <draw:custom-shape draw:style-name="gr49" draw:text-style-name="P11" draw:layer="layout" svg:width="0.919cm" svg:height="0.898cm" svg:x="7.13cm" svg:y="5.315cm">
          <text:p text:style-name="P10"><text:span text:style-name="T6">0-32k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13.636cm" svg:height="0.897cm" svg:x="7.13cm" svg:y="11.131cm">
          <text:p text:style-name="P20"><text:span text:style-name="T3">Physical address spac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6.818cm" svg:height="0.897cm" svg:x="7.13cm" svg:y="10.251cm">
          <text:p text:style-name="P20"><text:span text:style-name="T3">512k FRAM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6.818cm" svg:height="0.897cm" svg:x="13.92cm" svg:y="10.251cm">
          <text:p text:style-name="P20"><text:span text:style-name="T3">512k VRAM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2.005cm" svg:height="0.897cm" svg:x="13.948cm" svg:y="9.354cm">
          <text:p text:style-name="P23"><text:span text:style-name="T6">64k video </text:span><text:span text:style-name="T6"><text:line-break/></text:span><text:span text:style-name="T6">bank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2.005cm" svg:height="0.897cm" svg:x="7.13cm" svg:y="9.354cm">
          <text:p text:style-name="P23"><text:span text:style-name="T6">64k </text:span><text:span text:style-name="T6"><text:line-break/></text:span><text:span text:style-name="T6">bank0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2.005cm" svg:height="0.897cm" svg:x="9.025cm" svg:y="9.354cm">
          <text:p text:style-name="P23"><text:span text:style-name="T6">64k 8296</text:span></text:p>
          <text:p text:style-name="P23"><text:span text:style-name="T6">Ext. bank</text:span></text:p>
          <draw:enhanced-geometry svg:viewBox="0 0 21600 21600" draw:type="rectangle" draw:enhanced-path="M 0 0 L 21600 0 21600 21600 0 21600 0 0 Z N"/>
        </draw:custom-shape>
        <draw:custom-shape draw:style-name="gr50" draw:text-style-name="P25" draw:layer="layout" svg:width="13.636cm" svg:height="0.897cm" svg:x="7.13cm" svg:y="4.418cm">
          <text:p text:style-name="P24"><text:span text:style-name="T11">CPU address space (lower 1M)</text:span></text:p>
          <draw:enhanced-geometry svg:viewBox="0 0 21600 21600" draw:type="rectangle" draw:enhanced-path="M 0 0 L 21600 0 21600 21600 0 21600 0 0 Z N"/>
        </draw:custom-shape>
        <draw:custom-shape draw:style-name="gr49" draw:text-style-name="P11" draw:layer="layout" svg:width="0.919cm" svg:height="0.898cm" svg:x="8.059cm" svg:y="5.315cm">
          <text:p text:style-name="P10"><text:span text:style-name="T6">32-</text:span><text:span text:style-name="T6"><text:line-break/></text:span><text:span text:style-name="T6">64k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2.918cm" svg:height="0.897cm" svg:x="11.03cm" svg:y="9.354cm">
          <text:p text:style-name="P23"><text:span text:style-name="T6">Banks 2 … 7</text:span></text:p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4.813cm" svg:height="0.897cm" svg:x="15.953cm" svg:y="9.354cm">
          <text:p text:style-name="P23"><text:span text:style-name="T6">Banks 9 … 15</text:span></text:p>
          <draw:enhanced-geometry svg:viewBox="0 0 21600 21600" draw:type="rectangle" draw:enhanced-path="M 0 0 L 21600 0 21600 21600 0 21600 0 0 Z N"/>
        </draw:custom-shape>
        <draw:custom-shape draw:style-name="gr51" draw:text-style-name="P11" xml:id="id10" draw:id="id10" draw:layer="layout" svg:width="0.274cm" svg:height="0.897cm" svg:x="8.059cm" svg:y="6.199cm">
          <text:p text:style-name="P10"><text:span text:style-name="T6">4k</text:span><text:span text:style-name="T6"><text:line-break/></text:span><text:span text:style-name="T6">V</text:span></text:p>
          <draw:enhanced-geometry svg:viewBox="0 0 21600 21600" draw:type="rectangle" draw:enhanced-path="M 0 0 L 21600 0 21600 21600 0 21600 0 0 Z N"/>
        </draw:custom-shape>
        <draw:custom-shape draw:style-name="gr52" draw:text-style-name="P11" draw:layer="layout" svg:width="0.401cm" svg:height="0.898cm" svg:x="13.948cm" svg:y="8.456cm">
          <text:p text:style-name="P10"><text:span text:style-name="T6">8k</text:span><text:span text:style-name="T6"><text:line-break/></text:span><text:span text:style-name="T6">Chr</text:span></text:p>
          <text:p text:style-name="P10"><text:span text:style-name="T6">rom</text:span></text:p>
          <draw:enhanced-geometry svg:viewBox="0 0 21600 21600" draw:type="rectangle" draw:enhanced-path="M 0 0 L 21600 0 21600 21600 0 21600 0 0 Z N"/>
        </draw:custom-shape>
        <draw:custom-shape draw:style-name="gr52" draw:text-style-name="P11" xml:id="id11" draw:id="id11" draw:layer="layout" svg:width="0.402cm" svg:height="0.898cm" svg:x="14.895cm" svg:y="8.456cm">
          <text:p text:style-name="P10"><text:span text:style-name="T6">8k</text:span><text:span text:style-name="T6"><text:line-break/></text:span><text:span text:style-name="T6">Chr</text:span></text:p>
          <text:p text:style-name="P10"><text:span text:style-name="T14"/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11.76cm" svg:height="0.898cm" svg:x="9.006cm" svg:y="5.315cm">
          <text:p text:style-name="P10"><text:span text:style-name="T6">Banks 1 … 15</text:span></text:p>
          <draw:enhanced-geometry svg:viewBox="0 0 21600 21600" draw:type="rectangle" draw:enhanced-path="M 0 0 L 21600 0 21600 21600 0 21600 0 0 Z N"/>
        </draw:custom-shape>
        <draw:connector draw:style-name="gr54" draw:text-style-name="P26" draw:layer="layout" draw:type="lines" svg:x1="8.196cm" svg:y1="7.096cm" svg:x2="15.096cm" svg:y2="8.456cm" draw:start-shape="id10" draw:start-glue-point="2" draw:end-shape="id11" draw:end-glue-point="0" svg:d="M8196 7096v500l6900 359v501" svg:viewBox="0 0 6901 1361">
          <text:p/>
        </draw:connector>
        <draw:line draw:style-name="gr45" draw:text-style-name="P26" draw:layer="layout" svg:x1="7.531cm" svg:y1="6.213cm" svg:x2="7.531cm" svg:y2="9.354cm">
          <text:p/>
        </draw:line>
        <draw:frame draw:style-name="gr55" draw:text-style-name="P31" draw:layer="layout" svg:width="2.229cm" svg:height="1.213cm" svg:x="5.83cm" svg:y="6.858cm">
          <draw:text-box>
            <text:p><text:span text:style-name="T6">Any of </text:span><text:span text:style-name="T6">16</text:span></text:p>
            <text:p><text:span text:style-name="T6">32k </text:span><text:span text:style-name="T6">blocks</text:span></text:p>
            <text:p><text:span text:style-name="T6">In </text:span><text:span text:style-name="T6">FRAM</text:span></text:p>
          </draw:text-box>
        </draw:frame>
        <draw:frame draw:style-name="gr56" draw:text-style-name="P31" draw:layer="layout" svg:width="3.032cm" svg:height="0.826cm" svg:x="10.43cm" svg:y="8.064cm">
          <draw:text-box>
            <text:p><text:span text:style-name="T6">Any of four 2k positions in </text:span><text:span text:style-name="T6">video bank</text:span></text:p>
          </draw:text-box>
        </draw:frame>
        <draw:line draw:style-name="gr45" draw:text-style-name="P26" draw:layer="layout" svg:x1="8.637cm" svg:y1="6.213cm" svg:x2="8.637cm" svg:y2="9.354cm">
          <text:p/>
        </draw:line>
        <draw:frame draw:style-name="gr57" draw:text-style-name="P31" draw:layer="layout" svg:width="3.097cm" svg:height="1.076cm" svg:x="8.636cm" svg:y="6.29cm">
          <draw:text-box>
            <text:p><text:span text:style-name="T6">Bank </text:span><text:span text:style-name="T6">0, or</text:span></text:p>
            <text:p><text:span text:style-name="T6">8296 </text:span><text:span text:style-name="T6">mem </text:span><text:span text:style-name="T6">expan</text:span><text:span text:style-name="T6">sion</text:span></text:p>
            <text:p><text:span text:style-name="T6">In </text:span><text:span text:style-name="T6">bank </text:span><text:span text:style-name="T6">1</text:span></text:p>
          </draw:text-box>
        </draw:frame>
        <presentation:notes draw:style-name="dp2">
          <draw:page-thumbnail draw:style-name="gr37" draw:layer="layout" svg:width="18.624cm" svg:height="10.476cm" svg:x="1.482cm" svg:y="2.123cm" draw:page-number="3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24.2.4.2$Linux_X86_64 LibreOffice_project/420$Build-2</meta:generator>
    <dc:date>2024-06-19T18:07:34.240648513</dc:date>
    <meta:editing-duration>PT31M46S</meta:editing-duration>
    <meta:editing-cycles>6</meta:editing-cycles>
    <meta:document-statistic meta:object-count="146"/>
  </office:meta>
</office:document-meta>
</file>